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348935" officeooo:paragraph-rsid="01348935"/>
    </style:style>
    <style:style style:name="P2" style:family="paragraph" style:parent-style-name="Byline">
      <style:text-properties officeooo:rsid="00c77390" officeooo:paragraph-rsid="00c77390"/>
    </style:style>
    <style:style style:name="P3" style:family="paragraph" style:parent-style-name="Byline">
      <style:text-properties officeooo:rsid="00c85b2a" officeooo:paragraph-rsid="00c85b2a"/>
    </style:style>
    <style:style style:name="P4" style:family="paragraph" style:parent-style-name="Byline">
      <style:text-properties officeooo:rsid="00ca9871" officeooo:paragraph-rsid="00ca9871"/>
    </style:style>
    <style:style style:name="P5" style:family="paragraph" style:parent-style-name="Byline">
      <style:text-properties officeooo:rsid="00d7f731" officeooo:paragraph-rsid="00d7f731"/>
    </style:style>
    <style:style style:name="P6" style:family="paragraph" style:parent-style-name="Byline">
      <style:text-properties officeooo:rsid="00eddf26" officeooo:paragraph-rsid="00eddf26"/>
    </style:style>
    <style:style style:name="P7" style:family="paragraph" style:parent-style-name="Byline">
      <style:text-properties officeooo:rsid="0106af23" officeooo:paragraph-rsid="0106af23"/>
    </style:style>
    <style:style style:name="P8" style:family="paragraph" style:parent-style-name="Byline">
      <style:text-properties officeooo:rsid="01378081" officeooo:paragraph-rsid="01378081"/>
    </style:style>
    <style:style style:name="P9" style:family="paragraph" style:parent-style-name="Text_20_body">
      <style:text-properties fo:font-style="normal" officeooo:rsid="00c394a1" officeooo:paragraph-rsid="0106af23" style:font-style-asian="normal" style:font-style-complex="normal"/>
    </style:style>
    <style:style style:name="P10" style:family="paragraph" style:parent-style-name="Text_20_body">
      <style:text-properties fo:font-style="normal" officeooo:rsid="0120a302" officeooo:paragraph-rsid="0120a302" style:font-style-asian="normal" style:font-style-complex="normal"/>
    </style:style>
    <style:style style:name="P11" style:family="paragraph" style:parent-style-name="Text_20_body">
      <style:text-properties officeooo:paragraph-rsid="00e5ef29"/>
    </style:style>
    <style:style style:name="P12" style:family="paragraph" style:parent-style-name="Text_20_body">
      <style:text-properties officeooo:paragraph-rsid="00f7728d"/>
    </style:style>
    <style:style style:name="P13" style:family="paragraph" style:parent-style-name="Text_20_body">
      <style:text-properties officeooo:paragraph-rsid="01041dbe"/>
    </style:style>
    <style:style style:name="P14" style:family="paragraph" style:parent-style-name="Text_20_body">
      <style:text-properties officeooo:rsid="009f7541" officeooo:paragraph-rsid="00f7728d"/>
    </style:style>
    <style:style style:name="P15" style:family="paragraph" style:parent-style-name="Text_20_body">
      <style:text-properties officeooo:rsid="0078ca9c" officeooo:paragraph-rsid="00f7728d"/>
    </style:style>
    <style:style style:name="P16" style:family="paragraph" style:parent-style-name="Text_20_body">
      <style:text-properties officeooo:paragraph-rsid="0106af23"/>
    </style:style>
    <style:style style:name="P17" style:family="paragraph" style:parent-style-name="Text_20_body">
      <style:text-properties officeooo:paragraph-rsid="0051d45a"/>
    </style:style>
    <style:style style:name="P18" style:family="paragraph" style:parent-style-name="Author_20_Bio">
      <style:text-properties officeooo:paragraph-rsid="00c77390"/>
    </style:style>
    <style:style style:name="P19" style:family="paragraph" style:parent-style-name="Author_20_Bio">
      <style:paragraph-properties fo:text-align="start" style:justify-single-word="false"/>
      <style:text-properties officeooo:paragraph-rsid="00c85b2a"/>
    </style:style>
    <style:style style:name="P20" style:family="paragraph" style:parent-style-name="Author_20_Bio">
      <style:text-properties officeooo:paragraph-rsid="00ca9871"/>
    </style:style>
    <style:style style:name="P21" style:family="paragraph" style:parent-style-name="Footnote">
      <style:text-properties officeooo:rsid="0102da4b" officeooo:paragraph-rsid="0102da4b"/>
    </style:style>
    <style:style style:name="P22" style:family="paragraph" style:parent-style-name="Footnote">
      <style:text-properties officeooo:rsid="01041dbe" officeooo:paragraph-rsid="01041dbe"/>
    </style:style>
    <style:style style:name="P23" style:family="paragraph" style:parent-style-name="Footnote">
      <style:text-properties officeooo:rsid="010a70a1" officeooo:paragraph-rsid="010a70a1"/>
    </style:style>
    <style:style style:name="P24" style:family="paragraph" style:parent-style-name="Footnote">
      <style:text-properties officeooo:rsid="010a70a1" officeooo:paragraph-rsid="01367dce"/>
    </style:style>
    <style:style style:name="P25" style:family="paragraph" style:parent-style-name="Footnote">
      <style:text-properties officeooo:rsid="0114d8f3" officeooo:paragraph-rsid="0114d8f3"/>
    </style:style>
    <style:style style:name="P26" style:family="paragraph" style:parent-style-name="Footnote">
      <style:text-properties officeooo:rsid="0126e755" officeooo:paragraph-rsid="0126e755"/>
    </style:style>
    <style:style style:name="P27" style:family="paragraph" style:parent-style-name="Footnote">
      <style:text-properties officeooo:rsid="01378081" officeooo:paragraph-rsid="01378081"/>
    </style:style>
    <style:style style:name="P28" style:family="paragraph" style:parent-style-name="Footnote">
      <style:text-properties officeooo:rsid="0138d6ed" officeooo:paragraph-rsid="0138d6ed"/>
    </style:style>
    <style:style style:name="P29" style:family="paragraph" style:parent-style-name="Heading_20_3">
      <style:text-properties fo:font-style="italic" officeooo:rsid="00e70808" officeooo:paragraph-rsid="00f7728d" style:font-style-asian="italic" style:font-style-complex="italic"/>
    </style:style>
    <style:style style:name="P30" style:family="paragraph" style:parent-style-name="Heading_20_3">
      <style:text-properties officeooo:paragraph-rsid="00f7728d"/>
    </style:style>
    <style:style style:name="P31" style:family="paragraph" style:parent-style-name="Heading_20_3">
      <style:text-properties officeooo:rsid="00fb358e" officeooo:paragraph-rsid="00fb358e"/>
    </style:style>
    <style:style style:name="P32" style:family="paragraph" style:parent-style-name="Heading_20_3">
      <style:text-properties officeooo:rsid="00943c5f" officeooo:paragraph-rsid="00f7728d"/>
    </style:style>
    <style:style style:name="P33" style:family="paragraph" style:parent-style-name="Text_20_body" style:list-style-name="L1"/>
    <style:style style:name="P34" style:family="paragraph" style:parent-style-name="Text_20_body">
      <style:text-properties officeooo:rsid="0051d45a" officeooo:paragraph-rsid="0051d45a"/>
    </style:style>
    <style:style style:name="P35" style:family="paragraph" style:parent-style-name="Contents_20_2">
      <style:paragraph-properties>
        <style:tab-stops>
          <style:tab-stop style:position="3.9335in" style:type="right"/>
        </style:tab-stops>
      </style:paragraph-properties>
    </style:style>
    <style:style style:name="P36" style:family="paragraph" style:parent-style-name="Contents_20_3">
      <style:paragraph-properties>
        <style:tab-stops>
          <style:tab-stop style:position="0in"/>
          <style:tab-stop style:position="3.7366in" style:type="right"/>
        </style:tab-stops>
      </style:paragraph-properties>
    </style:style>
    <style:style style:name="P37" style:family="paragraph" style:parent-style-name="Author_20_Bio">
      <style:text-properties officeooo:paragraph-rsid="0145069a"/>
    </style:style>
    <style:style style:name="P38" style:family="paragraph" style:parent-style-name="Heading_20_1" style:master-page-name="Section_20_Page">
      <style:paragraph-properties style:page-number="auto"/>
    </style:style>
    <style:style style:name="P39" style:family="paragraph" style:parent-style-name="Heading_20_1" style:master-page-name="Section_20_Page">
      <style:paragraph-properties style:page-number="auto"/>
      <style:text-properties officeooo:rsid="00f4abf2" officeooo:paragraph-rsid="00f4abf2"/>
    </style:style>
    <style:style style:name="P40" style:family="paragraph" style:parent-style-name="Heading_20_1" style:master-page-name="Section_20_Page">
      <style:paragraph-properties style:page-number="auto"/>
      <style:text-properties officeooo:rsid="00f90e0c" officeooo:paragraph-rsid="00f90e0c"/>
    </style:style>
    <style:style style:name="P41" style:family="paragraph" style:parent-style-name="Heading_20_2" style:master-page-name="Start_20_Page">
      <style:paragraph-properties style:page-number="auto"/>
    </style:style>
    <style:style style:name="P42" style:family="paragraph" style:parent-style-name="Heading_20_2" style:master-page-name="Start_20_Page">
      <style:paragraph-properties style:page-number="auto"/>
      <style:text-properties officeooo:rsid="00c8d219" officeooo:paragraph-rsid="00c8d219"/>
    </style:style>
    <style:style style:name="P43" style:family="paragraph" style:parent-style-name="Heading_20_2" style:master-page-name="Start_20_Page">
      <style:paragraph-properties style:page-number="auto"/>
      <style:text-properties officeooo:rsid="00c77390" officeooo:paragraph-rsid="00c77390"/>
    </style:style>
    <style:style style:name="P44" style:family="paragraph" style:parent-style-name="Heading_20_2" style:master-page-name="Start_20_Page">
      <style:paragraph-properties style:page-number="auto"/>
      <style:text-properties officeooo:rsid="00c85b2a" officeooo:paragraph-rsid="00c85b2a"/>
    </style:style>
    <style:style style:name="P45" style:family="paragraph" style:parent-style-name="Heading_20_2" style:master-page-name="Start_20_Page">
      <style:paragraph-properties style:page-number="auto"/>
      <style:text-properties officeooo:rsid="00f1ec21" officeooo:paragraph-rsid="00f1ec21"/>
    </style:style>
    <style:style style:name="P46" style:family="paragraph" style:parent-style-name="Heading_20_2" style:master-page-name="Start_20_Page">
      <style:paragraph-properties style:page-number="auto"/>
      <style:text-properties officeooo:rsid="010696e4" officeooo:paragraph-rsid="010696e4"/>
    </style:style>
    <style:style style:name="P47" style:family="paragraph" style:parent-style-name="Heading_20_2" style:master-page-name="Start_20_Page">
      <style:paragraph-properties style:page-number="auto"/>
      <style:text-properties officeooo:rsid="00ca9871" officeooo:paragraph-rsid="00ca9871"/>
    </style:style>
    <style:style style:name="P48" style:family="paragraph" style:parent-style-name="Heading_20_2" style:master-page-name="Back_20_Page">
      <style:paragraph-properties style:page-number="auto"/>
      <style:text-properties officeooo:paragraph-rsid="00f7728d"/>
    </style:style>
    <style:style style:name="P49" style:family="paragraph" style:parent-style-name="Heading_20_2" style:master-page-name="Back_20_Page">
      <style:paragraph-properties style:page-number="auto"/>
      <style:text-properties officeooo:rsid="00e121a8" officeooo:paragraph-rsid="00e121a8"/>
    </style:style>
    <style:style style:name="P50" style:family="paragraph" style:parent-style-name="Contents_20_1">
      <style:paragraph-properties>
        <style:tab-stops>
          <style:tab-stop style:position="0in"/>
          <style:tab-stop style:position="4.1299in" style:type="right"/>
        </style:tab-stops>
      </style:paragraph-properties>
    </style:style>
    <style:style style:name="P51" style:family="paragraph" style:parent-style-name="Front_20_Heading_20_1" style:master-page-name="Section_20_Page">
      <style:paragraph-properties style:page-number="auto"/>
    </style:style>
    <style:style style:name="P52" style:family="paragraph" style:parent-style-name="Front_20_Heading_20_1" style:master-page-name="Section_20_Page">
      <style:paragraph-properties style:page-number="auto"/>
      <style:text-properties officeooo:rsid="0142107e" officeooo:paragraph-rsid="0142107e"/>
    </style:style>
    <style:style style:name="P53" style:family="paragraph" style:parent-style-name="Front_20_Heading_20_1" style:master-page-name="Contents_20_Page">
      <style:paragraph-properties style:page-number="auto"/>
    </style:style>
    <style:style style:name="P54" style:family="paragraph" style:parent-style-name="Front_20_Heading_20_1" style:master-page-name="Section_20_Page">
      <style:paragraph-properties style:page-number="auto"/>
      <style:text-properties officeooo:paragraph-rsid="0145069a"/>
    </style:style>
    <style:style style:name="T1" style:family="text">
      <style:text-properties officeooo:rsid="00b96854"/>
    </style:style>
    <style:style style:name="T2" style:family="text">
      <style:text-properties officeooo:rsid="00c77390"/>
    </style:style>
    <style:style style:name="T3" style:family="text">
      <style:text-properties officeooo:rsid="00c85b2a"/>
    </style:style>
    <style:style style:name="T4" style:family="text">
      <style:text-properties fo:font-style="normal" style:font-style-asian="normal" style:font-style-complex="normal"/>
    </style:style>
    <style:style style:name="T5" style:family="text">
      <style:text-properties fo:font-style="normal" officeooo:rsid="00c85b2a" style:font-style-asian="normal" style:font-style-complex="normal"/>
    </style:style>
    <style:style style:name="T6" style:family="text">
      <style:text-properties fo:font-style="normal" officeooo:rsid="00becbc6"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e70808"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7a2087" style:font-style-asian="normal" style:font-style-complex="normal"/>
    </style:style>
    <style:style style:name="T11" style:family="text">
      <style:text-properties fo:font-style="normal" officeooo:rsid="00e734c1" style:font-style-asian="normal" style:font-style-complex="normal"/>
    </style:style>
    <style:style style:name="T12" style:family="text">
      <style:text-properties fo:font-style="normal" officeooo:rsid="01041dbe" style:font-style-asian="normal" style:font-style-complex="normal"/>
    </style:style>
    <style:style style:name="T13" style:family="text">
      <style:text-properties fo:font-style="normal" officeooo:rsid="00fb358e" style:font-style-asian="normal" style:font-style-complex="normal"/>
    </style:style>
    <style:style style:name="T14" style:family="text">
      <style:text-properties fo:font-style="normal" officeooo:rsid="00c394a1" style:font-style-asian="normal" style:font-style-complex="normal"/>
    </style:style>
    <style:style style:name="T15" style:family="text">
      <style:text-properties fo:font-style="normal" officeooo:rsid="000d88f4" style:font-style-asian="normal" style:font-style-complex="normal"/>
    </style:style>
    <style:style style:name="T16" style:family="text">
      <style:text-properties fo:font-style="normal" officeooo:rsid="00d4c0eb" style:font-style-asian="normal" style:font-style-complex="normal"/>
    </style:style>
    <style:style style:name="T17" style:family="text">
      <style:text-properties fo:font-style="normal" officeooo:rsid="00d312ae" style:font-style-asian="normal" style:font-style-complex="normal"/>
    </style:style>
    <style:style style:name="T18" style:family="text">
      <style:text-properties fo:font-style="normal" officeooo:rsid="00dcc8e9" style:font-style-asian="normal" style:font-style-complex="normal"/>
    </style:style>
    <style:style style:name="T19" style:family="text">
      <style:text-properties officeooo:rsid="00cb5642"/>
    </style:style>
    <style:style style:name="T20" style:family="text">
      <style:text-properties officeooo:rsid="00cc6910"/>
    </style:style>
    <style:style style:name="T21" style:family="text">
      <style:text-properties officeooo:rsid="00d9a84d"/>
    </style:style>
    <style:style style:name="T22" style:family="text">
      <style:text-properties fo:font-style="italic"/>
    </style:style>
    <style:style style:name="T23" style:family="text">
      <style:text-properties fo:font-style="italic" fo:font-weight="normal"/>
    </style:style>
    <style:style style:name="T24" style:family="text">
      <style:text-properties fo:font-style="italic" style:font-style-asian="italic" style:font-style-complex="italic"/>
    </style:style>
    <style:style style:name="T25" style:family="text">
      <style:text-properties fo:font-style="italic" officeooo:rsid="00878cdc" style:font-style-asian="italic" style:font-style-complex="italic"/>
    </style:style>
    <style:style style:name="T26" style:family="text">
      <style:text-properties fo:font-style="italic" officeooo:rsid="00e734c1" style:font-style-asian="italic" style:font-style-complex="italic"/>
    </style:style>
    <style:style style:name="T27" style:family="text">
      <style:text-properties fo:font-style="italic" officeooo:rsid="0145069a" style:font-style-asian="italic" style:font-style-complex="italic"/>
    </style:style>
    <style:style style:name="T28" style:family="text">
      <style:text-properties fo:font-weight="bold"/>
    </style:style>
    <style:style style:name="T29" style:family="text">
      <style:text-properties officeooo:rsid="00865ba9"/>
    </style:style>
    <style:style style:name="T30" style:family="text">
      <style:text-properties officeooo:rsid="00fb358e"/>
    </style:style>
    <style:style style:name="T31" style:family="text">
      <style:text-properties officeooo:rsid="00b62515"/>
    </style:style>
    <style:style style:name="T32" style:family="text">
      <style:text-properties officeooo:rsid="0106af23"/>
    </style:style>
    <style:style style:name="T33" style:family="text">
      <style:text-properties officeooo:rsid="000a6d09"/>
    </style:style>
    <style:style style:name="T34" style:family="text">
      <style:text-properties officeooo:rsid="000d88f4"/>
    </style:style>
    <style:style style:name="T35" style:family="text">
      <style:text-properties officeooo:rsid="000c5f20"/>
    </style:style>
    <style:style style:name="T36" style:family="text">
      <style:text-properties officeooo:rsid="010d35f4"/>
    </style:style>
    <style:style style:name="T37" style:family="text">
      <style:text-properties officeooo:rsid="01226409"/>
    </style:style>
    <style:style style:name="T38" style:family="text">
      <style:text-properties officeooo:rsid="0123ed85"/>
    </style:style>
    <style:style style:name="T39" style:family="text">
      <style:text-properties officeooo:rsid="0125bd3a"/>
    </style:style>
    <style:style style:name="T40" style:family="text">
      <style:text-properties officeooo:rsid="012fd0cd"/>
    </style:style>
    <style:style style:name="T41" style:family="text">
      <style:text-properties officeooo:rsid="00d312a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start text:name="__RefHeading___Toc1787_1213309432"/>Catalyst-In-Chief:<text:line-break/>A Year of Conversations about the Open Organization<text:bookmark-end text:name="__RefHeading___Toc1787_1213309432"/></text:p>
      <text:p text:style-name="Author_20_Designation">Jim Whitehurst<text:line-break/><text:span text:style-name="T40">CEO, Red Hat</text:span></text:p>
      <text:p text:style-name="P51"><text:bookmark-start text:name="__RefHeading___Toc1312_518888843"/>Copyright<text:bookmark-end text:name="__RefHeading___Toc1312_518888843"/></text:p>
      <text:p text:style-name="P17">Copyright © 201<text:span text:style-name="T21">6</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21">http://creativecommons.org/licenses/by-sa/4.0/</text:p></text:note-body></text:note>.</text:p>
      <text:p text:style-name="Front_20_Heading_20_1"><text:bookmark-start text:name="__RefHeading___Toc2046_1315693447"/>Colophon<text:bookmark-end text:name="__RefHeading___Toc2046_1315693447"/></text:p>
      <text:p text:style-name="P11"><text:span text:style-name="T31">Typeset in DejaVu Serif</text:span><text:span text:style-name="T31"><text:note text:id="ftn2" text:note-class="footnote"><text:note-citation>2</text:note-citation><text:note-body><text:p text:style-name="P21">http://dejavu-fonts.org/wiki/Main_Page</text:p></text:note-body></text:note></text:span><text:span text:style-name="T31"> and Overpass</text:span><text:span text:style-name="T31"><text:note text:id="ftn3" text:note-class="footnote"><text:note-citation>3</text:note-citation><text:note-body><text:p text:style-name="P21">http://overpassfont.org/</text:p></text:note-body></text:note></text:span><text:span text:style-name="T31">. Produced with LibreOffice</text:span><text:span text:style-name="T31"><text:note text:id="ftn4" text:note-class="footnote"><text:note-citation>4</text:note-citation><text:note-body><text:p text:style-name="P21">https://www.libreoffice.org/</text:p></text:note-body></text:note></text:span><text:span text:style-name="T31">. Cover design by Jenna Slawson.</text:span></text:p>
      <text:p text:style-name="Front_20_Heading_20_1"><text:bookmark-start text:name="__RefHeading___Toc1976_1055601491"/>Version <text:span text:style-name="T1">1.1</text:span><text:bookmark-end text:name="__RefHeading___Toc1976_1055601491"/></text:p>
      <text:p text:style-name="P54">Also in the series</text:p>
      <text:p text:style-name="P37">The Open Organization: <text:span text:style-name="T41">Igniting Passion and Performance </text:span><text:span text:style-name="T4">(</text:span><text:span text:style-name="T16">from </text:span><text:span text:style-name="T4">Harvard Business Review Press)</text:span></text:p>
      <text:p text:style-name="P37"><text:span text:style-name="T27">The Open Organization Field Guide: Practical Tips for Igniting Passion and Performance</text:span><text:span text:style-name="T17"> </text:span><text:span text:style-name="T16">(from Opensourc</text:span><text:span text:style-name="T18">e.</text:span><text:span text:style-name="T16">com)</text:span></text:p>
      <text:p text:style-name="P37">The Open Organization Leader's Manual: <text:span text:style-name="T41">Instructions for Building the Workplace of the Future </text:span><text:span text:style-name="T16">(from Opensource.com)</text:span></text:p>
      <text:p text:style-name="P5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5"><text:a xlink:type="simple" xlink:href="#__RefHeading___Toc164_2120980716" text:style-name="Index_20_Link" text:visited-style-name="Index_20_Link">Introduction<text:tab/>6</text:a></text:p>
          <text:p text:style-name="P36"><text:a xlink:type="simple" xlink:href="#__RefHeading___Toc394_2120980716" text:style-name="Index_20_Link" text:visited-style-name="Index_20_Link">June 2016<text:tab/><text:tab/></text:a></text:p>
          <text:p text:style-name="P50"><text:a xlink:type="simple" xlink:href="#__RefHeading___Toc2114_518888843" text:style-name="Index_20_Link" text:visited-style-name="Index_20_Link">A Year of Conversations<text:tab/><text:tab/></text:a></text:p>
          <text:p text:style-name="P35"><text:a xlink:type="simple" xlink:href="#__RefHeading___Toc1970_948093187" text:style-name="Index_20_Link" text:visited-style-name="Index_20_Link">Like open source software, a book is more than<text:line-break/>its content<text:tab/>10</text:a></text:p>
          <text:p text:style-name="P36"><text:a xlink:type="simple" xlink:href="#__RefHeading___Toc394_212098071697" text:style-name="Index_20_Link" text:visited-style-name="Index_20_Link">Originally published August 25, 2015<text:tab/><text:tab/></text:a></text:p>
          <text:p text:style-name="P35"><text:a xlink:type="simple" xlink:href="#__RefHeading___Toc1980_948093187" text:style-name="Index_20_Link" text:visited-style-name="Index_20_Link">What our families teach us about organizational life<text:tab/>13</text:a></text:p>
          <text:p text:style-name="P36"><text:a xlink:type="simple" xlink:href="#__RefHeading___Toc1982_948093187" text:style-name="Index_20_Link" text:visited-style-name="Index_20_Link">Originally published November 10, 2015<text:tab/><text:tab/></text:a></text:p>
          <text:p text:style-name="P35"><text:a xlink:type="simple" xlink:href="#__RefHeading___Toc362_1947629434" text:style-name="Index_20_Link" text:visited-style-name="Index_20_Link">What the community has taught me about open<text:line-break/>organizations<text:tab/>17</text:a></text:p>
          <text:p text:style-name="P36"><text:a xlink:type="simple" xlink:href="#__RefHeading___Toc364_1947629434" text:style-name="Index_20_Link" text:visited-style-name="Index_20_Link">Originally published December 2, 2015<text:tab/><text:tab/></text:a></text:p>
          <text:p text:style-name="P35"><text:a xlink:type="simple" xlink:href="#__RefHeading___Toc410_1345421239" text:style-name="Index_20_Link" text:visited-style-name="Index_20_Link">Becoming a master of organizational jujutsu<text:tab/>21</text:a></text:p>
          <text:p text:style-name="P36"><text:a xlink:type="simple" xlink:href="#__RefHeading___Toc412_1345421239" text:style-name="Index_20_Link" text:visited-style-name="Index_20_Link">Originally published February 2, 2016<text:tab/><text:tab/></text:a></text:p>
          <text:p text:style-name="P35"><text:a xlink:type="simple" xlink:href="#__RefHeading___Toc1128_1099337249" text:style-name="Index_20_Link" text:visited-style-name="Index_20_Link">What it means to be an open source leader<text:tab/>25</text:a></text:p>
          <text:p text:style-name="P36"><text:a xlink:type="simple" xlink:href="#__RefHeading___Toc1130_1099337249" text:style-name="Index_20_Link" text:visited-style-name="Index_20_Link">Originally published March 1, 2016<text:tab/><text:tab/></text:a></text:p>
          <text:p text:style-name="P35"><text:a xlink:type="simple" xlink:href="#__RefHeading___Toc4216_1007059152" text:style-name="Index_20_Link" text:visited-style-name="Index_20_Link">Understanding the limits of hierarchies<text:tab/>32</text:a></text:p>
          <text:p text:style-name="P36"><text:a xlink:type="simple" xlink:href="#__RefHeading___Toc394_21209807162529" text:style-name="Index_20_Link" text:visited-style-name="Index_20_Link">Originally published March 29, 2016<text:tab/><text:tab/></text:a></text:p>
          <text:p text:style-name="P35"><text:a xlink:type="simple" xlink:href="#__RefHeading___Toc627_1007059152" text:style-name="Index_20_Link" text:visited-style-name="Index_20_Link">Appreciating the full power of open<text:tab/>36</text:a></text:p>
          <text:p text:style-name="P36"><text:a xlink:type="simple" xlink:href="#__RefHeading___Toc394_212098071625" text:style-name="Index_20_Link" text:visited-style-name="Index_20_Link">Originally published May 3, 2016<text:tab/><text:tab/></text:a></text:p>
          <text:p text:style-name="P50"><text:a xlink:type="simple" xlink:href="#__RefHeading___Toc366_1947629434" text:style-name="Index_20_Link" text:visited-style-name="Index_20_Link">Epilogue<text:tab/><text:tab/></text:a></text:p>
          <text:p text:style-name="P35"><text:a xlink:type="simple" xlink:href="#__RefHeading___Toc368_1947629434" text:style-name="Index_20_Link" text:visited-style-name="Index_20_Link">How I discovered Linux's true power<text:tab/>43</text:a></text:p>
          <text:p text:style-name="P36"><text:a xlink:type="simple" xlink:href="#__RefHeading___Toc370_1947629434" text:style-name="Index_20_Link" text:visited-style-name="Index_20_Link">Originally published September 29, 2015<text:tab/><text:tab/></text:a></text:p>
          <text:p text:style-name="P50"><text:a xlink:type="simple" xlink:href="#__RefHeading___Toc4267_1309705526" text:style-name="Index_20_Link" text:visited-style-name="Index_20_Link">Join the Conversations<text:tab/><text:tab/></text:a></text:p>
          <text:p text:style-name="P35"><text:a xlink:type="simple" xlink:href="#__RefHeading___Toc4247_1309705526" text:style-name="Index_20_Link" text:visited-style-name="Index_20_Link">Additional resources<text:tab/>47</text:a></text:p>
          <text:p text:style-name="P35"><text:a xlink:type="simple" xlink:href="#__RefHeading___Toc4249_1309705526" text:style-name="Index_20_Link" text:visited-style-name="Index_20_Link">Get involved<text:tab/>49</text:a></text:p>
          <text:p text:style-name="P35"><text:a xlink:type="simple" xlink:href="#__RefHeading___Toc2155_518888843" text:style-name="Index_20_Link" text:visited-style-name="Index_20_Link">About the author<text:tab/>50</text:a></text:p>
        </text:index-body>
      </text:table-of-content>
      <text:p text:style-name="P34"><text:soft-page-break/></text:p>
      <text:h text:style-name="P42" text:outline-level="2"><text:bookmark-start text:name="__RefHeading___Toc164_2120980716"/>Introduction<text:bookmark-end text:name="__RefHeading___Toc164_2120980716"/></text:h>
      <text:p text:style-name="P8"><text:bookmark-start text:name="__RefHeading___Toc394_2120980716"/>June 2016<text:bookmark-end text:name="__RefHeading___Toc394_2120980716"/></text:p>
      <text:p text:style-name="First_20_Paragraph">We're in the midst of a new economic and technological era, something people often refer to as "The Fourth Industrial Revolution<text:note text:id="ftn5" text:note-class="footnote"><text:note-citation>5</text:note-citation><text:note-body><text:p text:style-name="P27">http://www.forbes.com/sites/jacobmorgan/2016/02/19/what-is-the-4th-industrial-revolution/</text:p></text:note-body></text:note>"—or "Industry 4.0<text:note text:id="ftn6" text:note-class="footnote"><text:note-citation>6</text:note-citation><text:note-body><text:p text:style-name="P27">https://en.wikipedia.org/wiki/Industry_4.0</text:p></text:note-body></text:note>" for short. Smart, connected, and responsive technologies are merging with environments that are becoming more data-rich, and, as a result, digital disruption<text:note text:id="ftn7" text:note-class="footnote"><text:note-citation>7</text:note-citation><text:note-body><text:p text:style-name="P27">https://hbr.org/2016/04/the-real-power-of-platforms-is-helping-people-self-organize</text:p></text:note-body></text:note> to more traditional business models is becoming the norm, not the exception.</text:p>
      <text:p text:style-name="Text_20_body">Lots of people are scrambling to determine how all this upheaval will affect not only <text:span text:style-name="T24">what</text:span> they do, but also <text:span text:style-name="T24">how</text:span> they do it. As they're doing this, they're coming to a crucial realization: Organizational structure—how you work, the culture that permeates and guides all your activities—matters more than ever. That's because it's the most important factor in a group's ability to produce new and exciting innovations, and today, that ability to innovate is without a doubt one of the most valuable resources an organization can harness as it tries to gain competitive advantage.</text:p>
      <text:p text:style-name="Text_20_body"><text:soft-page-break/>When I wrote <text:span text:style-name="T24">The Open Organization</text:span> a year ago, I wasn't trying to claim that my colleagues and I at Red Hat, the world's leading open source software company, had discovered some definitive answers to the questions digital disruption is raising. I recognized that our story—and the way we work every day—contributes something important to the dialog around it. Even now, one year later, I can't say we've found all the answers. However I can say we're seeing the conversation accelerate. In the Open Organization section on Opensource.com<text:note text:id="ftn8" text:note-class="footnote"><text:note-citation>8</text:note-citation><text:note-body><text:p text:style-name="P28">https://opensource.com/open-organization</text:p></text:note-body></text:note> and elsewhere, people are discussing, debating, and calling into question some age-old wisdom about work, management, and leadership. I'm proud of the role Red Hat is playing in catalyzing that conversation.</text:p>
      <text:p text:style-name="Text_20_body">And this book contains my contributions to it. Since writing <text:span text:style-name="T24">The Open Organization</text:span>, I've found it extremely important to continue thinking, writing, and talking about both the changes we face and the promise open source thinking holds for helping us navigate them. Quite simply, the past 12 months have been a year of wonderful conversations about the open organization. They've been filled with insights, questions—and, yes, even a few doubts—about the shape the future of work will take.</text:p>
      <text:p text:style-name="Text_20_body">Important challenges remain. Think of the pyramid I sketched in <text:span text:style-name="T24">The Open Organization</text:span> to explain the way networked organizations should rethink management's core dynamics. Open organizations, I said, always begin with "why"—with instilling passion and purpose in everyone who joins them—so that mission becomes the driver of innovation. That's the base of the pyramid, the foundation. That passion, purpose, and engagement "bubble up" to the top of the pyramid, which is concerned with "what"—what leadership does to create the most fitting and productive contexts for that passionate work.</text:p>
      <text:p text:style-name="Text_20_body"><text:soft-page-break/>In the middle of the pyramid is "how," the concrete and specific activities that occur when leaders-as-catalysts and associates-as-engaged-participants meet. It's that middle part that continues to prove most mysterious and elusive to organizations today. How specifically can we develop tactics to harness and direct passion and performance? How can we systematize our most successful structures? And how do we share our best practices and our failures?</text:p>
      <text:p text:style-name="Text_20_body">These are the questions that will drive the second year of conversations about open organizations. You can play an important role in those conversations. At the conclusion of this book, you'll find resources and avenues for connecting with the open organization community, so you can chat, think, and learn with us.</text:p>
      <text:p text:style-name="Text_20_body">I sincerely hope you will.</text:p>
      <text:h text:style-name="P39" text:outline-level="1"><text:bookmark-start text:name="__RefHeading___Toc2114_518888843"/>A Year of Conversations<text:bookmark-end text:name="__RefHeading___Toc2114_518888843"/></text:h>
      <text:h text:style-name="P43" text:outline-level="2"><text:bookmark-start text:name="__RefHeading___Toc1970_948093187"/>Like open source software, a book is more than its content<text:bookmark-end text:name="__RefHeading___Toc1970_948093187"/></text:h>
      <text:p text:style-name="P2"><text:bookmark-start text:name="__RefHeading___Toc394_212098071697"/>Originally published August 25, 2015<text:bookmark-end text:name="__RefHeading___Toc394_212098071697"/></text:p>
      <text:p text:style-name="First_20_Paragraph">Since launching the <text:span text:style-name="Emphasis">The Open Organization</text:span> in June <text:span text:style-name="T3">2015</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Text_20_body">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Text_20_body"><text:soft-page-break/>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Text_20_body">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Text_20_body">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Text_20_body">In the end, we decided that pursuing a traditional book publishing model would best help us achieve our objectives: distributing <text:span text:style-name="Emphasis">The Open Organization </text:span>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Text_20_body"><text:soft-page-break/>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Text_20_body">Running an organization means locating opportunities to work with all kinds of partners on the road to success. Publishing a book about an open organization is no different.</text:p>
      <text:p text:style-name="P18"><text:span text:style-name="T2">This article originally appeared on Opensource.com</text:span><text:span text:style-name="T2"><text:note text:id="ftn9" text:note-class="footnote"><text:note-citation>9</text:note-citation><text:note-body><text:p text:style-name="P21">https://opensource.com/open-organization/15/8/open-source-software-book-more-its-content</text:p></text:note-body></text:note></text:span><text:span text:style-name="T2">.</text:span></text:p>
      <text:h text:style-name="P44" text:outline-level="2"><text:bookmark-start text:name="__RefHeading___Toc1980_948093187"/>What our families teach us about organizational life<text:bookmark-end text:name="__RefHeading___Toc1980_948093187"/></text:h>
      <text:p text:style-name="P3"><text:bookmark-start text:name="__RefHeading___Toc1982_948093187"/>Originally published November 10, 2015<text:bookmark-end text:name="__RefHeading___Toc1982_948093187"/></text:p>
      <text:p text:style-name="First_20_Paragraph">In October I appeared on the 100th episode<text:note text:id="ftn10" text:note-class="footnote"><text:note-citation>10</text:note-citation><text:note-body><text:p text:style-name="P22">https://dgshow.org/2015/10/100-a-president-and-ceo-we-like/</text:p></text:note-body></text:note> of The Dave and Gunnar Show<text:note text:id="ftn11" text:note-class="footnote"><text:note-citation>11</text:note-citation><text:note-body><text:p text:style-name="P22">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12" text:note-class="footnote"><text:note-citation>12</text:note-citation><text:note-body><text:p text:style-name="P22">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Text_20_body">When we're with our families, we recognize that emotions matter—and we express them. We laugh. We cry<text:note text:id="ftn13" text:note-class="footnote"><text:note-citation>13</text:note-citation><text:note-body><text:p text:style-name="P25">http://money.cnn.com/2015/06/09/pf/crying-at-work/</text:p></text:note-body></text:note>.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text:soft-page-break/>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text:soft-page-break/>family relationships can teach us about creating more open, inclusive, participatory, and humane workplaces.</text:p>
      <text:p text:style-name="P19"><text:span text:style-name="T20">This article originally appeared on Opensource.com</text:span><text:span text:style-name="T20"><text:note text:id="ftn14" text:note-class="footnote"><text:note-citation>14</text:note-citation><text:note-body><text:p text:style-name="P22">https://opensource.com/open-organization/15/11/what-our-families-teach-us-about-organizational-life</text:p></text:note-body></text:note></text:span><text:span text:style-name="T20">, and, subsequently, as part of </text:span><text:span text:style-name="T5">The Open Organization Field Guide</text:span><text:span text:style-name="T5"><text:note text:id="ftn15" text:note-class="footnote"><text:note-citation>15</text:note-citation><text:note-body><text:p text:style-name="P22">https://opensource.com/open-organization/resources/field-guide</text:p></text:note-body></text:note></text:span><text:span text:style-name="T5">.</text:span></text:p>
      <text:h text:style-name="P41" text:outline-level="2"><text:bookmark-start text:name="__RefHeading___Toc362_1947629434"/>What the community has taught me about open organizations<text:bookmark-end text:name="__RefHeading___Toc362_1947629434"/></text:h>
      <text:p text:style-name="Byline"><text:bookmark-start text:name="__RefHeading___Toc364_1947629434"/>Originally published December 2, 2015<text:bookmark-end text:name="__RefHeading___Toc364_1947629434"/></text:p>
      <text:p text:style-name="First_20_Paragraph">When I was pitching <text:span text:style-name="T24">The Open Organization</text:span>, publishers always asked me the same question: "Is this a book about management or leadership?"</text:p>
      <text:p text:style-name="Text_20_body">And my answer was always the same: "<text:span text:style-name="T2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Text_20_body">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Text_20_body">So I took a step back and really thought about what they were suggesting. And that prompted me to reflect on the nature of the question at the heart of the matter: "Is this book about management or about leadership?"</text:p>
      <text:p text:style-name="Text_20_body">It's the "or" that struck me—the assumption that management and leadership are in fact two isolated, separate domains. I struggled to understand how their division had become so <text:soft-page-break/>deeply entrenched, because it seemed to me that open organizations in particular don't embrace this distinction.</text:p>
      <text:p text:style-name="Text_20_body">The key to the conundrum, I realized, is emotion. As I argue in <text:span text:style-name="T24">The Open Organization</text:span>, classic management theories try to pretend that emotions don't exis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Text_20_body">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Text_20_body">I believe the open organization is that model. But a management model based on something other than the assumption that all people are like Star Trek's Spock is practically unheard <text:soft-page-break/>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Text_20_body">But when you think about management and leadership, you immediately realize that they're both essentially attempting to understand the same thing: How can we get people to work together, in a coordinated fashion? They shouldn't be separate. Truthfully, they aren't separate. They only seem separate because we've thought about them this way for years.</text:p>
      <text:p text:style-name="Text_20_body">So is the book about management or leadership? I'd argue it's about both management and leadership: two arts of coordinating people's efforts, finally reunited.</text:p>
      <text:p text:style-name="Text_20_body">Six months of conversations with managers, leaders, and readers in the <text:span text:style-name="T24">Open Organization</text:span> community have taught me this important lesson. And those conversations almost inevitably raise the following question: What's next? How can we begin putting open organizational practices in place? Where will open thinking eventually lead us?</text:p>
      <text:p text:style-name="Text_20_body">The truth is that I don't know. But I do know this: We can look to open source communities to show us the way.</text:p>
      <text:p text:style-name="Text_20_body">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Text_20_body"><text:soft-page-break/>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text:note text:id="ftn16" text:note-class="footnote"><text:note-citation>16</text:note-citation><text:note-body><text:p text:style-name="P22">https://opensource.com/open-organization/resources/field-guide</text:p></text:note-body></text:note> is evidence that people everywhere are overturning deeply-held beliefs in search of fresh insights and new directions.</text:p>
      <text:p text:style-name="Text_20_body">Six months of community conversation have proven that.</text:p>
      <text:p text:style-name="Author_20_Bio">This article originally appeared as the afterword to <text:span text:style-name="T4">The Open Organization Field Guide</text:span>, and, subsequently, on Opensource.com<text:note text:id="ftn17" text:note-class="footnote"><text:note-citation>17</text:note-citation><text:note-body><text:p text:style-name="P22">https://opensource.com/open-organization/16/1/what-community-has-taught-me-about-open-organizations</text:p></text:note-body></text:note>.</text:p>
      <text:h text:style-name="P41" text:outline-level="2"><text:bookmark-start text:name="__RefHeading___Toc410_1345421239"/>Becoming a master of organizational jujutsu<text:bookmark-end text:name="__RefHeading___Toc410_1345421239"/></text:h>
      <text:p text:style-name="P5"><text:bookmark-start text:name="__RefHeading___Toc412_1345421239"/>Originally published February 2, 2016<text:bookmark-end text:name="__RefHeading___Toc412_1345421239"/></text:p>
      <text:p text:style-name="First_20_Paragraph">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Text_20_body">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Text_20_body">And that's a common assumption: People think that mitigating the effects of hierarchy requires working against it. But that's not the case.</text:p>
      <text:p text:style-name="Text_20_body">Instead, you've got to learn to work with it.</text:p>
      <text:p text:style-name="Text_20_body">Think about <text:span text:style-name="Definition">jujutsu</text:span>, the martial art that specializes in turning opponents' strengths to your advantage. Jujutsu experts excel at disarming opponents much stronger than they are be<text:soft-page-break/>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Text_20_body">Strongly rooted, hierarchical structures demonstrate a good deal of momentum. They're difficult to counteract. But since writing <text:span text:style-name="T24">The Open Organization</text:span>, I've been thinking about ways leaders might actually use that momentum to spark change.</text:p>
      <text:p text:style-name="Text_20_body">Proponents of the open organizational model are quick to note hierarchies' shortcomings: Hierarchies are resistant to change. They're often brittle. They don't cope well with outside forces. And they don't really foster collaboration, so they innovate slowly.</text:p>
      <text:p text:style-name="Text_20_body">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Text_20_body">So how might you perform a bit of jujutsu on a hierarchy in order use those strengths to ultimately dismantle the hierarchy? How do you channel a hierarchy's energies to actually cultivate the conditions for openness?</text:p>
      <text:p text:style-name="Text_20_body">I can think of two ways.</text:p>
      <text:p text:style-name="Text_20_body">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text:soft-page-break/>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Text_20_body">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Text_20_body">In both cases, my team tried to take the strengths of a rule-following, order-taking, command-and-control system and use them to actually further the interests of the open organization.</text:p>
      <text:p text:style-name="Text_20_body">Just call it a bit of organizational jujutsu.</text:p>
      <text:p text:style-name="Author_20_Bio"><text:soft-page-break/>This article originally appeared on Opensource.com<text:note text:id="ftn18" text:note-class="footnote"><text:note-citation>18</text:note-citation><text:note-body><text:p text:style-name="P22">https://opensource.com/open-organization/16/2/becoming-master-organizational-jujutsu</text:p></text:note-body></text:note>.</text:p>
      <text:h text:style-name="P41" text:outline-level="2"><text:bookmark-start text:name="__RefHeading___Toc1128_1099337249"/>What it means to be an open source leader<text:bookmark-end text:name="__RefHeading___Toc1128_1099337249"/></text:h>
      <text:p text:style-name="Byline"><text:bookmark-start text:name="__RefHeading___Toc1130_1099337249"/>Originally published March 1, 2016<text:bookmark-end text:name="__RefHeading___Toc1130_1099337249"/></text:p>
      <text:p text:style-name="First_20_Paragraph">Being an open leader means creating the context others need to do their best work.</text:p>
      <text:p text:style-name="Text_20_body">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 But I'm not sure that all of those folks truly understand <text:span text:style-name="T22">why</text:span> this is the case.</text:p>
      <text:p text:style-name="Text_20_body">Despite depictions in popular media, a great company culture isn't simply the result of workplace perks and ping pong tables. Culture is the result of sufficient <text:span text:style-name="T22">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Text_20_body">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22">everyone</text:span> faces. <text:span text:style-name="T22">Shared</text:span> knowledge is power.</text:p>
      <text:p text:style-name="Text_20_body"><text:soft-page-break/>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22">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Text_20_body">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Text_20_body">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text:soft-page-break/>Develop your EQ</text:h>
      <text:p text:style-name="Text_20_body">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Text_20_body">In <text:span text:style-name="T22">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Text_20_body">Spotting those opportune moments—really sensing them—requires leaders to be in tune with their organizations' emotional atmospheres.</text:p>
      <text:p text:style-name="Text_20_body">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Text_20_body">The trick for leaders is providing enough clarity of purpose—enough context—that people are able to help an organization accomplish its goals, but not so much that they're impeded from exercising their creativity and initiative in the process.</text:p>
      <text:p text:style-name="Text_20_body"><text:soft-page-break/>Information overload doesn't create context. Distraction doesn't create context. Strong emotional intelligence helps leaders avoid both.</text:p>
      <text:h text:style-name="Heading_20_3" text:outline-level="3">Be a catalyst, not a commander</text:h>
      <text:p text:style-name="Text_20_body">Deciding to share (and determining how to share) drives open leaders to an important conclusion: a group is always going to produce a better solution than an individual.</text:p>
      <text:p text:style-name="Text_20_body">Leaders of conventional organizations are commanders. They dictate and prescribe both means and ends, then monitor people to make sure they use the former to achieve the latter.</text:p>
      <text:p text:style-name="Text_20_body">Leaders of open organizations are catalysts.</text:p>
      <text:p text:style-name="Text_20_body">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Text_20_body">I won't deny it: Being a leader means constantly being tempted to step in, to force decisions, to <text:span text:style-name="T22">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Text_20_body">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Text_20_body"><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Text_20_body">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5849643810191694940" text:style-name="L1">
        <text:list-item>
          <text:p text:style-name="P33"><text:span text:style-name="T28">Willingness</text:span> to extend trust and share information </text:p>
        </text:list-item>
        <text:list-item>
          <text:p text:style-name="P33"><text:span text:style-name="T28">Appreciation</text:span> for transparency and collaboration whenever possible </text:p>
        </text:list-item>
        <text:list-item>
          <text:p text:style-name="P33"><text:span text:style-name="T28">Sensitivity</text:span> to the moods, emotions, and passions of the people that make up an organization </text:p>
        </text:list-item>
        <text:list-item>
          <text:p text:style-name="P33"><text:span text:style-name="T28">Knowledge</text:span> of not only <text:span text:style-name="T22">what</text:span> to share, but <text:span text:style-name="T22">how</text:span> to share it </text:p>
        </text:list-item>
        <text:list-item>
          <text:p text:style-name="P33"><text:span text:style-name="T28">Belief</text:span> that groups will consistently outperform individuals working in isolation </text:p>
        </text:list-item>
        <text:list-item>
          <text:p text:style-name="P33"><text:span text:style-name="T28">Trust</text:span> in those groups to drive necessary change </text:p>
        </text:list-item>
      </text:list>
      <text:p text:style-name="Text_20_body">Master all this, and you're well on your way to creating the most important thing a leader can provide: the context for people to do their best work.</text:p>
      <text:p text:style-name="Author_20_Bio"><text:soft-page-break/>This article originally appeared on Opensource.com<text:note text:id="ftn19" text:note-class="footnote"><text:note-citation>19</text:note-citation><text:note-body><text:p text:style-name="P22">https://opensource.com/open-organization/16/3/what-it-means-be-open-source-leader</text:p></text:note-body></text:note> as part of the "Careers in Open Source"<text:note text:id="ftn20" text:note-class="footnote"><text:note-citation>20</text:note-citation><text:note-body><text:p text:style-name="P22">https://opensource.com/resources/careers-open-source-2016</text:p></text:note-body></text:note> series.</text:p>
      <text:h text:style-name="P45" text:outline-level="2"><text:bookmark-start text:name="__RefHeading___Toc4216_1007059152"/>Understanding the limits of hierarchies<text:bookmark-end text:name="__RefHeading___Toc4216_1007059152"/></text:h>
      <text:p text:style-name="P6"><text:bookmark-start text:name="__RefHeading___Toc394_21209807162529"/>Originally published March 29, 2016<text:bookmark-end text:name="__RefHeading___Toc394_21209807162529"/></text:p>
      <text:p text:style-name="First_20_Paragraph">Sometimes, the fastest route to solving a problem isn't necessarily the best route. That's something I've learned while leading an open organization<text:note text:id="ftn21" text:note-class="footnote"><text:note-citation>21</text:note-citation><text:note-body><text:p text:style-name="P22">https://opensource.com/business/13/1/could-open-source-build-jetliner</text:p></text:note-body></text:note>.</text:p>
      <text:p text:style-name="Text_20_body">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Text_20_body">But don't expect anything a hierarchy does to pleasantly surprise you. Don't expect it to respond well to forces or events outside of your control. Don't expect it to flourish without your meticulous oversight.</text:p>
      <text:p text:style-name="Text_20_body">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Text_20_body"><text:soft-page-break/>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Text_20_body">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Text_20_body">Leading an open organization—where hierarchy cedes much of its control to dynamic, networked structures—feels much more like maintaining a perennial garden. It involves working more on <text:span text:style-name="T22">conditions</text:span> (turning soil, locating those spots in need of watering) than it does on dictating direction. It means <text:span text:style-name="T22">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T22">The Open Organization</text:span>, networked structures more easily facilitate what US Air Force colonel John Boyd calls the "OODA loop"<text:note text:id="ftn22" text:note-class="footnote"><text:note-citation>22</text:note-citation><text:note-body><text:p text:style-name="P22">https://en.wikipedia.org/wiki/OODA_loop</text:p></text:note-body></text:note>; they allow for quicker reactions to immediate, pressing situations. Hierarchies might let you make one-off deci<text:soft-page-break/>sions at a faster rate, but, ultimately, they're just not as responsive in the long term.</text:p>
      <text:p text:style-name="Text_20_body">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Text_20_body">Or, to use another example (one much closer to Red Hat's core business): take the Linux kernel. Today, it stands as the very best solution to a growing number of technological problems, but it didn't spring from a single person's head overnight. <text:span text:style-name="T22">Decades</text:span> of work made it the flexible, superior solution it is today. Local improvements and impassioned debates between key stakeholders continue to refine it.</text:p>
      <text:p text:style-name="Text_20_body">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Text_20_body">Because most often, the fastest solution isn't the best one. Bear that in mind the next time you start feeling frustrated by your network's slower pace of execution. When you're ready to reap what you've sewn, you'll be happy you did.</text:p>
      <text:p text:style-name="Author_20_Bio"><text:soft-page-break/>This article originally appeared on Opensource.com<text:note text:id="ftn23" text:note-class="footnote"><text:note-citation>23</text:note-citation><text:note-body><text:p text:style-name="P22">https://opensource.com/open-organization/16/2/fastest-result-isnt-always-best-result</text:p></text:note-body></text:note>.</text:p>
      <text:h text:style-name="P46" text:outline-level="2"><text:bookmark-start text:name="__RefHeading___Toc627_1007059152"/><text:span text:style-name="T36">Appreciating</text:span> the <text:span text:style-name="T32">full</text:span> power of open<text:bookmark-end text:name="__RefHeading___Toc627_1007059152"/></text:h>
      <text:p text:style-name="P7"><text:bookmark-start text:name="__RefHeading___Toc394_212098071625"/>Originally published <text:span text:style-name="T38">May 3</text:span>, 2016<text:bookmark-end text:name="__RefHeading___Toc394_212098071625"/></text:p>
      <text:p text:style-name="First_20_Paragraph">Last year was a big year for open source. As <text:span text:style-name="T24">Wired</text:span> put it, 2015 was the year <text:span text:style-name="T33">open source software "went nuclear</text:span><text:span text:style-name="T33"><text:note text:id="ftn24" text:note-class="footnote"><text:note-citation>24</text:note-citation><text:note-body><text:p text:style-name="P24">http://www.wired.com/2015/12/2015-the-year-that-open-source-software-went-nuclear/</text:p></text:note-body></text:note></text:span>.<text:span text:style-name="T33">"</text:span> More people than ever seem to realize the power of open—not just as a programming methodology, but as a better way <text:span text:style-name="Definition">to accomplish just about anything</text:span>.</text:p>
      <text:p text:style-name="P16">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9">In my mind, something is open when it emphasizes in equal measure the qualities of sharing, collaboration, and transparency.</text:p>
      <text:h text:style-name="Heading_20_3" text:outline-level="3"><text:soft-page-break/>Share and share alike</text:h>
      <text:p text:style-name="P16">Sharing something (like a line of software code, your favorite recipe, or an idea) is a prerequisite for making it open. A group of people working together will <text:span text:style-name="T4">always</text:span> produce a better result than any one person working in isolation. To work together, groups must share their ideas, insights, suggestions, and failures.</text:p>
      <text:p text:style-name="P16">While this may sound obvious, it's also very difficult to do, especially in an economic and cultural climate that tends to promote individual ownership and celebrate singular creators<text:note text:id="ftn25" text:note-class="footnote"><text:note-citation>25</text:note-citation><text:note-body><text:p text:style-name="P23">https://hbr.org/2016/04/its-time-to-bury-the-idea-of-the-lone-genius-innovator</text:p></text:note-body></text:note>. People tend to fear that sharing will somehow diminish their own power or authority. <text:span text:style-name="T35">"</text:span>Why should I share,<text:span text:style-name="T35">"</text:span> they think, <text:span text:style-name="T35">"</text:span>when I could benefit from controlling access to something valuable?<text:span text:style-name="T35">"</text:span></text:p>
      <text:p text:style-name="P16">Maybe they guard their recipes and only share finished dishes. Maybe they license their software restrictively or keep its source code secret. Whatever the means, people seem reluctant to share, and they worry they'll <text:span text:style-name="T4">lose</text:span> something by doing so.</text:p>
      <text:p text:style-name="P16"><text:span text:style-name="T14">Open source communities have taught us that this just isn't true. </text:span><text:span text:style-name="T15">S</text:span><text:span text:style-name="T14">haring something often increases its value, because sharing allows more and more smart, creative people to get their hands on it. The value actually increases as you remove restrictions to sharing—if you share </text:span><text:span text:style-name="T15">as much as you can with as many people as you can</text:span><text:span text:style-name="T14">. </text:span><text:span text:style-name="T15">That means sharing</text:span><text:span text:style-name="T14"> your instructions, your recipe, your source code, and opening it up to everyone, not limiting access to certain persons, groups, or "fields of endeavor," </text:span><text:span text:style-name="Definition"><text:span text:style-name="T14">as the Open Source Initiative puts it</text:span></text:span><text:span text:style-name="Definition"><text:span text:style-name="T14"><text:note text:id="ftn26" text:note-class="footnote"><text:note-citation>26</text:note-citation><text:note-body><text:p text:style-name="P23">https://opensource.org/osd</text:p></text:note-body></text:note></text:span></text:span><text:span text:style-name="T14">.</text:span></text:p>
      <text:p text:style-name="P16">But as important as sharing is, sharing alone is not enough to make something open. I've watched some people <text:soft-page-break/>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P9">That's why, when it comes to being open, sharing and collaboration go hand in hand.</text:p>
      <text:h text:style-name="Heading_20_3" text:outline-level="3">Collaborate to innovate</text:h>
      <text:p text:style-name="P16">Openness is a surefire path to better and faster innovation. But innovation, by definition, involves <text:span text:style-name="T4">change. Innovation</text:span> occurs only when people feel a certain freedom to manipulate, experiment, and tinker. Something is open not only if it's shared or <text:span text:style-name="T4">available</text:span>, but also when it's collaborative or <text:span text:style-name="T4">manipulable</text:span>.</text:p>
      <text:p text:style-name="P16">At its core, collaboration involves joint work. It's undertaking something <text:span text:style-name="T4">together with the understanding </text:span>that working this way will produce superior results. Collaboration also implies a certain attitude toward failure—<text:span text:style-name="T34">"</text:span>openness<text:span text:style-name="T34">"</text:span> to it, you might say. When we collaborate, we open not only our <text:span text:style-name="T4">products</text:span> to continual revision and refinement, but also <text:span text:style-name="T4">ourselves</text:span> to feedback and critique. <text:span text:style-name="T34">Open source communities' ability</text:span> to rapidly prototype, for example, wouldn't be possible without this spirit of collaborative openness.</text:p>
      <text:p text:style-name="P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text:soft-page-break/>be open in the sense that it's freely shared or distributed. But we've all seen examples where a creator's attitude is clearly closed to the possibility of others using that content as the basis for further innovation.</text:p>
      <text:p text:style-name="P16">I call this an <text:span text:style-name="T34">"</text:span>attitude<text:span text:style-name="T34">"</text:span> specifically to point out that openness is <text:span text:style-name="Definition">more than a licensing issue</text:span><text:span text:style-name="Definition"><text:note text:id="ftn27" text:note-class="footnote"><text:note-citation>27</text:note-citation><text:note-body><text:p text:style-name="P23">https://opensource.com/life/14/6/5-myths-about-working-collaboratively</text:p></text:note-body></text:note></text:span>.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9">Yet even combining sharing and collaboration still doesn't fully capture the power of open. Transparency is essential, too.</text:p>
      <text:h text:style-name="Heading_20_3" text:outline-level="3">Transparent thinking</text:h>
      <text:p text:style-name="P16">Something is transparent when anyone can view its inner workings. In the software world, transparency is at work when people publish the <text:span text:style-name="Definition">source code</text:span> for their programs so others can see exactly how those programs operate, then learn from them and scrutinize them for insecurities or inefficiencies. But transparency is obviously crucial outside the domain of software, too.</text:p>
      <text:p text:style-name="P16">The <text:span text:style-name="Definition">open government movement</text:span>,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P16">For this reason especially, transparency is closely related to accountability. When something is transparent, anyone can <text:soft-page-break/>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P16">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P16">Likewise, leaders can claim to value transparency—and even act on those claims—without feeling any obligation to let it affect them. In <text:span text:style-name="T24">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text:span text:style-name="T4">read</text:span>,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text:span text:style-name="T34">Essentially, w</text:span>e might say that all are <text:span text:style-name="T24">necessary</text:span> for openness, but none, by itself, is <text:span text:style-name="T24">sufficient</text:span> to create openness.</text:p>
      <text:p text:style-name="Text_20_body">When you promote transparency in the absence of collaboration or sharing, you get a suggestion box. People are clear on <text:soft-page-break/>what you're doing, but they aren't invited to participate in <text:span text:style-name="T4">shaping</text:span> what you're doing (so it's less valuable to everyone).</text:p>
      <text:p text:style-name="Text_20_body">Sharing without transparency or collaboration is possible, too. Think of a situation where people work on software projects in secret, then <text:span text:style-name="Definition">"throw them over the wall"</text:span> <text:span text:style-name="T34">to</text:span> an unsuspecting community that's completely unprepared to receive them. Not much value there, either.</text:p>
      <text:p text:style-name="Text_20_body">And collaboration without sharing or transparency occurs when leaders invite others to work on <text:span text:style-name="T4">part</text:span><text:span text:style-name="T24"> </text:span>of a project while withholding key information <text:span text:style-name="T4">about</text:span>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text:span text:style-name="T4">synonym</text:span> for sharing, collaboration, and transparency. Open encompasses the power of all three forces working together in tandem.</text:p>
      <text:p text:style-name="Text_20_body">Combined with our mindset and our actions, it yields extraordinary results.</text:p>
      <text:p text:style-name="Author_20_Bio">This article originally appeared on Opensource.com<text:note text:id="ftn28" text:note-class="footnote"><text:note-citation>28</text:note-citation><text:note-body><text:p text:style-name="P26">https://opensource.com/open-organization/16/4/appreciating-full-power-open</text:p></text:note-body></text:note>.</text:p>
      <text:h text:style-name="P38" text:outline-level="1"><text:bookmark-start text:name="__RefHeading___Toc366_1947629434"/>Epilogue<text:bookmark-end text:name="__RefHeading___Toc366_1947629434"/></text:h>
      <text:h text:style-name="P47" text:outline-level="2"><text:bookmark-start text:name="__RefHeading___Toc368_1947629434"/>How I discovered Linux<text:span text:style-name="T19">'</text:span>s true power<text:bookmark-end text:name="__RefHeading___Toc368_1947629434"/></text:h>
      <text:p text:style-name="P4"><text:bookmark-start text:name="__RefHeading___Toc370_1947629434"/>Originally published September 29, 2015<text:bookmark-end text:name="__RefHeading___Toc370_1947629434"/></text:p>
      <text:p text:style-name="Text_20_body">My Linux story begins like that of so many others—with an old computer and a desire to tinker.</text:p>
      <text:p text:style-name="Text_20_body">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Text_20_body">This thing called "Linux" promised something different, a kind of openness and flexibility that seemed like the perfect prescription for my ailing laptop at the time. So I took the plunge, installed Slackware, and began using Linux.</text:p>
      <text:p text:style-name="Text_20_body">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Text_20_body">But I encountered a problem: the data set I wanted to analyze was larger than 4GB, and back then Windows computers <text:soft-page-break/>couldn't handle files of that size. So, I moved all my data to a Linux 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Text_20_body">Not only did Linux free my data, it also helped me advance my career.</text:p>
      <text:p text:style-name="Text_20_body">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 as I detail in my new book!), and my views on software freedom are not least among these.</text:p>
      <text:p text:style-name="Text_20_body">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Text_20_body">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text:soft-page-break/>me to discuss Linux. Something about the open source movement unites people across all kinds of boundaries, including political and geographic ones.</text:p>
      <text:p text:style-name="Text_20_body">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20"><text:span text:style-name="T39">This article originally appeared on Opensource.com</text:span><text:span text:style-name="T39"><text:note text:id="ftn29" text:note-class="footnote"><text:note-citation>29</text:note-citation><text:note-body><text:p text:style-name="P22">https://opensource.com/life/15/9/jim-whitehurst-linux-story</text:p></text:note-body></text:note></text:span><text:span text:style-name="T39"> as part of the "My Linux Story"</text:span><text:span text:style-name="T39"><text:note text:id="ftn30" text:note-class="footnote"><text:note-citation>30</text:note-citation><text:note-body><text:p text:style-name="P22">https://opensource.com/tags/my-linux-story</text:p></text:note-body></text:note></text:span><text:span text:style-name="T39"> series.</text:span></text:p>
      <text:h text:style-name="P40" text:outline-level="1"><text:bookmark-start text:name="__RefHeading___Toc4267_1309705526"/>Join the Conversation<text:span text:style-name="T37">s</text:span><text:bookmark-end text:name="__RefHeading___Toc4267_1309705526"/></text:h>
      <text:h text:style-name="P48" text:outline-level="2"><text:bookmark-start text:name="__RefHeading___Toc4247_1309705526"/>Additional <text:span text:style-name="T29">resources</text:span><text:bookmark-end text:name="__RefHeading___Toc4247_1309705526"/></text:h>
      <text:h text:style-name="P29" text:outline-level="3">The Open Organization Field Guide</text:h>
      <text:p text:style-name="P13"><text:span text:style-name="T8">H</text:span><text:span text:style-name="T11">ow are open source principles changing the way we work, manage, and lead? Find out in </text:span><text:span text:style-name="T26">The Open Organization Field </text:span><text:span text:style-name="T11">Guide, a community-produced companion to </text:span><text:span text:style-name="T26">The Open Organization.</text:span><text:span text:style-name="T11"> </text:span><text:span text:style-name="T12">Download it for free at opensource.com/open-organization/resources/field-guide.</text:span></text:p>
      <text:h text:style-name="P30" text:outline-level="3">Discussion <text:span text:style-name="T30">g</text:span>uides</text:h>
      <text:p text:style-name="P13"><text:span text:style-name="T9">Want to start your own </text:span><text:span text:style-name="T25">Open Organization</text:span><text:span text:style-name="T9"> book club? Download </text:span><text:span text:style-name="T12">free</text:span><text:span text:style-name="T9"> </text:span><text:span text:style-name="T25">Open Organization</text:span><text:span text:style-name="T9"> discussion guides for help getting started. </text:span><text:span text:style-name="T12">Just visit opensource.com/open-organization/resources/guides.</text:span></text:p>
      <text:h text:style-name="Heading_20_3" text:outline-level="3"><text:span text:style-name="T12">#</text:span><text:span text:style-name="T4">OpenOrgChat</text:span></text:h>
      <text:p text:style-name="P10">Our community enjoys gathering on Twitter to discuss the future of management. Find the hashtag #OpenOrgChat, check the chat schedule at opensource.com/open-organization/resources/twitter-chats, and make your voice heard.</text:p>
      <text:h text:style-name="P30" text:outline-level="3"><text:span text:style-name="T4">The</text:span><text:span text:style-name="T24"> Open Organization</text:span> FAQ</text:h>
      <text:p text:style-name="P13">Since publishing <text:span text:style-name="T24">The Open Organization</text:span><text:span text:style-name="T4">, Jim</text:span> has received many questions<text:span text:style-name="T4">. We collected the most frequent ones in the </text:span><text:span text:style-name="T24">Open Organization</text:span><text:span text:style-name="T4"> FAQ at Opensource.com, </text:span><text:span text:style-name="T12">located at opensource.com/open-organization/resources/faq</text:span><text:span text:style-name="T4">.</text:span></text:p>
      <text:h text:style-name="P31" text:outline-level="3">The <text:span text:style-name="T24">Open Organization </text:span><text:span text:style-name="T4">email list</text:span></text:h>
      <text:p text:style-name="P13"><text:span text:style-name="T13">Our community of writers, thinkers, practitioners, and ambassadors regularly exchange resources and discuss the future </text:span><text:soft-page-break/><text:span text:style-name="T13">of work, management, and leadership. Chime in </text:span><text:span text:style-name="T12">at www.redhat.com/mailman/listinfo/openorg-list</text:span></text:p>
      <text:h text:style-name="P30" text:outline-level="3">The "Open Organization Highlights" newsletter</text:h>
      <text:p text:style-name="P13"><text:span text:style-name="T7">Get open organization stories sent directly to your inbox—</text:span><text:span text:style-name="T6">several times</text:span><text:span text:style-name="T7"> each month! Visit </text:span><text:span text:style-name="T12">opensource.com/open-organization</text:span><text:span text:style-name="T7"> to sign up.</text:span></text:p>
      <text:h text:style-name="P48" text:outline-level="2"><text:bookmark-start text:name="__RefHeading___Toc4249_1309705526"/>Get involved<text:bookmark-end text:name="__RefHeading___Toc4249_1309705526"/></text:h>
      <text:h text:style-name="P30" text:outline-level="3">Share this book</text:h>
      <text:p text:style-name="P14">We've licensed this book with a Creative Commons license, so you're free to share a copy with anyone who might benefit from learning more about the ways open source values are changing organizations today. See the copyright statement for more detail.</text:p>
      <text:h text:style-name="P32" text:outline-level="3">Tell your story</text:h>
      <text:p text:style-name="P15">Every week, Opensource.com publishes stories about the ways open principles are changing the way we work, manage, and lead. <text:span text:style-name="T36">You can read them at opensource.com/open-organization. Do you have a story to tell? </text:span>Please consider submitting it to us at opensource.com/story.</text:p>
      <text:h text:style-name="P30" text:outline-level="3">Spread the word</text:h>
      <text:p text:style-name="P12"><text:span text:style-name="T7">Are you passionate about using open source ideas to enhance organizational life? You might be eligible for the Open Organization Ambassadors program </text:span><text:span text:style-name="T10">(read more at opensource.com/resources/open-organization-ambassadors-program)</text:span><text:span text:style-name="T7">. </text:span><text:span text:style-name="T10">Share your knowledge and experience—and join us!</text:span></text:p>
      <text:h text:style-name="P49" text:outline-level="2"><text:bookmark-start text:name="__RefHeading___Toc2155_518888843"/>About the author<text:bookmark-end text:name="__RefHeading___Toc2155_518888843"/></text:h>
      <text:p text:style-name="Text_20_body">Jim Whitehurst is President and CEO of Red Hat, the world's leading provider of open source enterprise IT products and services, and author of <text:span text:style-name="T24">The Open Organ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Endnote" style:family="paragraph" style:parent-style-name="Text_20_body" style:class="extra">
      <style:paragraph-properties fo:margin-left="0.2354in" fo:margin-right="0in" fo:text-indent="-0.2354in" style:auto-text-indent="false" text:number-lines="false" text:line-number="0"/>
      <style:text-properties fo:font-size="10pt" style:font-size-asian="10pt"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348935" officeooo:paragraph-rsid="01348935"/>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talyst-In-Chief</text:p>
      </style:header>
      <style:footer>
        <text:p text:style-name="Footer"><text:page-number text:select-page="current">45</text:page-number></text:p>
      </style:footer>
    </style:master-page>
    <style:master-page style:name="Start_20_Page" style:display-name="Start Page" style:page-layout-name="Mpm2" style:next-style-name="Standard">
      <style:footer>
        <text:p text:style-name="Footer"><text:page-number text:select-page="current">43</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1">Catalyst-In-Chief</text:p>
      </style:header>
      <style:footer>
        <text:p text:style-name="Footer"><text:page-number text:select-page="current">5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16:19:13.105121675</meta:creation-date>
    <meta:generator>LibreOffice/5.1.4.2$Linux_X86_64 LibreOffice_project/10$Build-2</meta:generator>
    <meta:editing-duration>PT9H5M13S</meta:editing-duration>
    <meta:editing-cycles>126</meta:editing-cycles>
    <dc:title>Open Organization Book</dc:title>
    <meta:initial-creator>Bryan Behrenshausen</meta:initial-creator>
    <dc:date>2016-07-21T08:56:25.280434201</dc:date>
    <meta:print-date>2016-07-21T08:58:00.131897475</meta:print-date>
    <meta:document-statistic meta:table-count="0" meta:image-count="0" meta:object-count="0" meta:page-count="50" meta:paragraph-count="278" meta:word-count="8576" meta:character-count="55437" meta:non-whitespace-character-count="47184"/>
    <meta:template xlink:type="simple" xlink:actuate="onRequest" xlink:title="Open Organization Book" xlink:href="../../../../../../Templates/Books/Open%20Organization%20Book.ott" meta:date="2016-04-26T14:43:27.162146199"/>
  </office:meta>
</office:document-meta>
</file>